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2024-01-04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2023-01-19 0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9144" calcext:value-type="float">
            <text:p>49.5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2022-01-1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2021-03-29 0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316" calcext:value-type="float">
            <text:p>48.1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2020-01-0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5728" calcext:value-type="float">
            <text:p>48.1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2019-01-1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0072" calcext:value-type="float">
            <text:p>47.8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2018-01-09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1448" calcext:value-type="float">
            <text:p>48.1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2017-01-1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2016-08-16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2736" calcext:value-type="float">
            <text:p>49.3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2016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2015-01-0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2014-01-0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201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201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201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201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200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200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2007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2006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2005-01-12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200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200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200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200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99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9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97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96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9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9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9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9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9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9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8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8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87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86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8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8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8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8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8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8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7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78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77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76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7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7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7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7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7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7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69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6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67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9</text:p>
          </table:table-cell>
          <table:table-cell office:value-type="string" calcext:value-type="string">
            <text:p>MM1679</text:p>
          </table:table-cell>
          <table:table-cell office:value-type="string" calcext:value-type="string">
            <text:p>1966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